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</office:automatic-styles>
  <office:body>
    <office:text text:use-soft-page-breaks="true">
      <text:p text:style-name="P1">Yazılım Kaynakları</text:p>
      <text:p text:style-name="P2"/>
      <text:list text:style-name="LFO1" text:continue-numbering="true">
        <text:list-item>
          <text:p text:style-name="P3">Microsoft Visual Studio</text:p>
        </text:list-item>
        <text:list-item>
          <text:p text:style-name="P4">ArgoUML</text:p>
        </text:list-item>
        <text:list-item>
          <text:p text:style-name="P5">Microsoft Project 2010</text:p>
        </text:list-item>
        <text:list-item>
          <text:p text:style-name="P6">Paint</text:p>
        </text:list-item>
        <text:list-item>
          <text:p text:style-name="P7">Microsoft Word</text:p>
        </text:list-item>
        <text:list-item>
          <text:p text:style-name="P8">LibreOffice Writer</text:p>
        </text:list-item>
        <text:list-item>
          <text:p text:style-name="P9">Windows OS</text:p>
        </text:list-item>
        <text:list-item>
          <text:p text:style-name="P10">Linux Mint OS</text:p>
        </text:list-item>
      </text:list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3" style:display-name="Başlık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Kullanıcısı</dc:creator>
    <meta:creation-date>2018-05-01T14:53:00Z</meta:creation-date>
    <dc:date>2018-05-02T11:53:00Z</dc:date>
    <meta:template xlink:href="Normal" xlink:type="simple"/>
    <meta:editing-cycles>3</meta:editing-cycles>
    <meta:editing-duration>PT180S</meta:editing-duration>
    <meta:document-statistic meta:page-count="1" meta:paragraph-count="1" meta:word-count="21" meta:character-count="140" meta:row-count="1" meta:non-whitespace-character-count="120"/>
  </office:meta>
</office:document-meta>
</file>